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1b85c8"/>
    </style:style>
    <style:style style:name="T1" style:family="text">
      <style:text-properties officeooo:rsid="001b85c8"/>
    </style:style>
    <style:style style:name="T2" style:family="text">
      <style:text-properties officeooo:rsid="00040f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 Shah</text:p>
      <text:p text:style-name="P1">EN.695.741.81.SP25 Information Assurance Analysis</text:p>
      <text:p text:style-name="P1">Mod <text:span text:style-name="T1">10</text:span> <text:span text:style-name="T2">Assignment – </text:span><text:span text:style-name="T1">Splunk</text:span></text:p>
      <text:p text:style-name="P1"><text:span text:style-name="T1">April 9</text:span>, 2025</text:p>
      <text:p text:style-name="P1">Tasks:</text:p>
      <text:p text:style-name="P1">1. Define a schema representing the contents of the log data, in this schema, you</text:p>
      <text:p text:style-name="P1">should include the following:</text:p>
      <text:p text:style-name="P1">a. A list of fields in the file (e.g., ip, dtg, request, code, size, user id, user</text:p>
      <text:p text:style-name="P1">agent, time date, status code, etc.)</text:p>
      <text:p text:style-name="P1">b. For each field, provide a definition of the type of the field (e.g.,</text:p>
      <text:p text:style-name="P1">numeric, enumeration, date/time, string, integer, etc. Explain your</text:p>
      <text:p text:style-name="P1">decision for each type.</text:p>
      <text:p text:style-name="P1">2. Create a script in the language of your choice for parsing the data in the file</text:p>
      <text:p text:style-name="P1">and converting it into your schema. The script should parse the web log file</text:p>
      <text:p text:style-name="P1">provided and should have the following properties: Tip: for assistance with</text:p>
      <text:p text:style-name="P1">writing python scripts for implementing one variable, like IP, this will help:</text:p>
      <text:p text:style-name="P1">using the python's pandas package and ingesting everything as a csv with</text:p>
      <text:p text:style-name="P1">the "\" delimiter which opens up a bunch of functionality for returning row</text:p>
      <text:p text:style-name="P1">numbers and occurrence information.</text:p>
      <text:p text:style-name="P1">a. It will take the original provided web log file as input</text:p>
      <text:p text:style-name="P1">b. It will take a number (the index of the record) and one or more</text:p>
      <text:p text:style-name="P1">optional fields and output the results as specified. For example, if your</text:p>
      <text:p text:style-name="P1">schema defines “sip”, ”dip” and “uri” as fields, you should be able to</text:p>
      <text:p text:style-name="P1">call “script 200 dip sip” and receive both addresses back. In other</text:p>
      <text:p text:style-name="P1">words; parse the provided file looking for the specific hard coded field</text:p>
      <text:p text:style-name="P1"><text:soft-page-break/>names from the schema you created</text:p>
      <text:p text:style-name="P1">c. The output should be human readable, but the internal</text:p>
      <text:p text:style-name="P1">representations should be converted to your internal types</text:p>
      <text:p text:style-name="P1">d. Since the python or power shell scripts can be large in size, submit a</text:p>
      <text:p text:style-name="P1">copy of your script used and provide screen shots of the script</text:p>
      <text:p text:style-name="P1">running. You don’t need to submit a stand-alone executable.</text:p>
      <text:p text:style-name="P1">Example parser script/source code:</text:p>
      <text:p text:style-name="P1">3. There are several records in the file that are corrupt, and some that are problematic.</text:p>
      <text:p text:style-name="P1">Provide a count of corrupt and problematic records, and explain the problems.</text:p>
      <text:p text:style-name="P1">Modify your script if necessary to automatically eliminate corrupt and problematic</text:p>
      <text:p text:style-name="P1">records. Provide a screen shot of your results. By problematic I mean entries</text:p>
      <text:p text:style-name="P1">which are either; security concerns, entries that don’t make sense, and/or are</text:p>
      <text:p text:style-name="P1">malicious/abnormal behavior that is questionable or unusual. Hint: can modify</text:p>
      <text:p text:style-name="P1">script to skip over lines with extra fields.</text:p>
      <text:p text:style-name="P1">Analysis with Splunk:</text:p>
      <text:p text:style-name="P1">4. There are number of spiders in the file, provide a list of the 10 busiest spiders by</text:p>
      <text:p text:style-name="P1">1.) user--agent string, 2.) the number of unique addresses they appear from and</text:p>
      <text:p text:style-name="P1">3.) describe their associated search engine. Provide a screenshot of your results.</text:p>
      <text:p text:style-name="P1">5. Attackers will masquerade as spiders, identify at least 3 attackers by IP address</text:p>
      <text:p text:style-name="P1">that are masquerading as a spider. Provide a screenshot of your results. Tip: possible</text:p>
      <text:p text:style-name="P1">search could be; useragent=”&lt;?system*” AND useragent=”*bot*” |</text:p>
      <text:p text:style-name="P1">stats values(ip).</text:p>
      <text:p text:style-name="P1">6. Plot a CLEAN timeline of Googlebot activity (by clean, I mean that you are</text:p>
      <text:p text:style-name="P1">actually plotting googlebot and not attackers masquerading as googlebot). How do you</text:p>
      <text:p text:style-name="P1">determine that you’re looking at googlebot? Use the plotting tool of your</text:p>
      <text:p text:style-name="P1"><text:soft-page-break/>choice, and plot the total number of requests on month--by--month basis.</text:p>
      <text:p text:style-name="P1">7. Explain 3 advantageous for using Splunk at an Enterprise level, other than to view and</text:p>
      <text:p text:style-name="P1">create data schemas. (e.g., filter specific events a SOC would be interested in- user login</text:p>
      <text:p text:style-name="P1">attempts, IP’s, domains, using Security Orchestration, Automation, and Response</text:p>
      <text:p text:style-name="P1">(SOAR) solutions, etc.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9T15:18:59.263299000</meta:creation-date>
    <dc:date>2025-04-09T18:11:06.728012000</dc:date>
    <meta:editing-duration>PT22M57S</meta:editing-duration>
    <meta:editing-cycles>2</meta:editing-cycles>
    <meta:generator>LibreOffice/25.2.0.3$MacOSX_AARCH64 LibreOffice_project/e1cf4a87eb02d755bce1a01209907ea5ddc8f069</meta:generator>
    <meta:document-statistic meta:table-count="0" meta:image-count="0" meta:object-count="0" meta:page-count="3" meta:paragraph-count="55" meta:word-count="566" meta:character-count="3398" meta:non-whitespace-character-count="2889"/>
  </office:meta>
</office:document-meta>
</file>